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weight="bold" style:font-weight-asian="bold" style:font-weight-complex="bold"/>
    </style:style>
    <style:style style:name="P2" style:family="paragraph" style:parent-style-name="Standard">
      <style:text-properties style:font-name="FreeMon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color="#bf0041" style:font-name="FreeMono" fo:font-weight="bold" style:font-weight-asian="bold" style:font-weight-complex="bold"/>
    </style:style>
    <style:style style:name="P4" style:family="paragraph" style:parent-style-name="Standard">
      <style:text-properties fo:color="#bf0041" style:font-name="FreeMon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color="#2a6099" style:font-name="FreeMono" fo:font-weight="bold" style:font-weight-asian="bold" style:font-weight-complex="bold"/>
    </style:style>
    <style:style style:name="P6" style:family="paragraph" style:parent-style-name="Standard">
      <style:text-properties fo:color="#2a6099" style:font-name="FreeMon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color="#069a2e" style:font-name="FreeMono" fo:font-weight="bold" style:font-weight-asian="bold" style:font-weight-complex="bold"/>
    </style:style>
    <style:style style:name="P8" style:family="paragraph" style:parent-style-name="Standard">
      <style:text-properties fo:color="#000000" style:font-name="FreeMono" fo:font-weight="bold" style:font-weight-asian="bold" style:font-weight-complex="bold"/>
    </style:style>
    <style:style style:name="T1" style:family="text">
      <style:text-properties fo:color="#2a6099"/>
    </style:style>
    <style:style style:name="T2" style:family="text">
      <style:text-properties fo:color="#158466"/>
    </style:style>
    <style:style style:name="T3" style:family="text">
      <style:text-properties fo:color="#bf0041"/>
    </style:style>
    <style:style style:name="T4" style:family="text">
      <style:text-properties fo:color="#bf0041" fo:font-style="italic" style:font-style-asian="italic" style:font-style-complex="italic"/>
    </style:style>
    <style:style style:name="T5" style:family="text">
      <style:text-properties fo:color="#bf0041" fo:font-style="normal" style:font-style-asian="normal" style:font-style-complex="normal"/>
    </style:style>
    <style:style style:name="T6" style:family="text">
      <style:text-properties fo:color="#bf0041"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color="#bf0041" fo:font-style="normal" style:text-underline-style="none" style:font-style-asian="normal" style:font-style-complex="normal"/>
    </style:style>
    <style:style style:name="T8" style:family="text">
      <style:text-properties fo:color="#e6e905"/>
    </style:style>
    <style:style style:name="T9" style:family="text">
      <style:text-properties fo:color="#e8a202"/>
    </style:style>
    <style:style style:name="T10" style:family="text">
      <style:text-properties fo:color="#b85c00"/>
    </style:style>
    <style:style style:name="T11" style:family="text">
      <style:text-properties fo:color="#780373"/>
    </style:style>
    <style:style style:name="T12" style:family="text">
      <style:text-properties fo:color="#069a2e"/>
    </style:style>
    <style:style style:name="T13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000 <text:s text:c="3"/><text:span text:style-name="T1">52 <text:s text:c="2"/>R <text:s/>00 <text:s text:c="5"/>00 <text:s text:c="5"/>00 <text:s text:c="5"/>08 <text:s text:c="5"/>00 <text:s text:c="5"/>00 <text:s text:c="5"/>00</text:span></text:p>
      <text:p text:style-name="P2"><text:span text:style-name="T1">0008 <text:s text:c="3"/>00 <text:s text:c="5"/></text:span><text:span text:style-name="T3">53 <text:s text:c="2"/>S <text:s/>00 <text:s text:c="5"/>00 <text:s text:c="5"/>00 <text:s text:c="5"/>1E <text:s text:c="5"/>61 <text:s text:c="2"/>a <text:s/>70 <text:s text:c="2"/>p</text:span></text:p>
      <text:p text:style-name="P4">0010 <text:s text:c="3"/>70 <text:s text:c="2"/>p <text:s/>6C <text:s text:c="2"/>l <text:s/>69 <text:s text:c="2"/>i <text:s/>63 <text:s text:c="2"/>c <text:s/>61 <text:s text:c="2"/>a <text:s/>74 <text:s text:c="2"/>t <text:s/>69 <text:s text:c="2"/>i <text:s/>6F <text:s text:c="2"/>o</text:p>
      <text:p text:style-name="P2"><text:span text:style-name="T3">0018 <text:s text:c="3"/>6E <text:s text:c="2"/>n <text:s/>5F <text:s text:c="2"/>_ <text:s/>6E <text:s text:c="2"/>n <text:s/>61 <text:s text:c="2"/>a <text:s/>6D <text:s text:c="2"/>m <text:s/>65 <text:s text:c="2"/>e <text:s/>00 <text:s text:c="5"/>53 <text:s text:c="2"/>S</text:span></text:p>
      <text:p text:style-name="P4">0020 <text:s text:c="3"/>63 <text:s text:c="2"/>c <text:s/>61 <text:s text:c="2"/>a <text:s/>6C <text:s text:c="2"/>l <text:s/>61 <text:s text:c="2"/>a <text:s/>64 <text:s text:c="2"/>d <text:s/>69 <text:s text:c="2"/>i <text:s/>73 <text:s text:c="2"/>s <text:s/>00</text:p>
      <text:p text:style-name="P2">0028 <text:s text:c="3"/>53 <text:s text:c="2"/><text:span text:style-name="T1">S <text:s/>00 <text:s text:c="5"/>00 <text:s text:c="5"/>00 <text:s text:c="5"/>19 <text:s text:c="5"/>63 <text:s text:c="2"/>c <text:s/>6C <text:s text:c="2"/>l <text:s/>69 <text:s text:c="2"/>i</text:span></text:p>
      <text:p text:style-name="P6">0030 <text:s text:c="3"/>65 <text:s text:c="2"/>e <text:s/>6E <text:s text:c="2"/>n <text:s/>74 <text:s text:c="2"/>t <text:s/>5F <text:s text:c="2"/>_ <text:s/>65 <text:s text:c="2"/>e <text:s/>6E <text:s text:c="2"/>n <text:s/>63 <text:s text:c="2"/>c <text:s/>6F <text:s text:c="2"/>o</text:p>
      <text:p text:style-name="P6">0038 <text:s text:c="3"/>64 <text:s text:c="2"/>d <text:s/>69 <text:s text:c="2"/>i <text:s/>6E <text:s text:c="2"/>n <text:s/>67 <text:s text:c="2"/>g <text:s/>00 <text:s text:c="5"/>55 <text:s text:c="2"/>U <text:s/>54 <text:s text:c="2"/>T <text:s/>46 <text:s text:c="2"/>F</text:p>
      <text:p text:style-name="P2"><text:span text:style-name="T1">0040 <text:s text:c="3"/>38 <text:s text:c="2"/>8 <text:s/>00</text:span> <text:s text:c="5"/><text:span text:style-name="T3">53 <text:s text:c="2"/>S <text:s/>00 <text:s text:c="5"/>00 <text:s text:c="5"/>00 <text:s text:c="5"/>17 <text:s text:c="5"/>44 <text:s text:c="2"/>D</text:span></text:p>
      <text:p text:style-name="P4">0048 <text:s text:c="3"/>61 <text:s text:c="2"/>a <text:s/>74 <text:s text:c="2"/>t <text:s/>65 <text:s text:c="2"/>e <text:s/>53 <text:s text:c="2"/>S <text:s/>74 <text:s text:c="2"/>t <text:s/>79 <text:s text:c="2"/>y <text:s/>6C <text:s text:c="2"/>l <text:s/>65 <text:s text:c="2"/>e</text:p>
      <text:p text:style-name="P4">0050 <text:s text:c="3"/>00 <text:s text:c="5"/>49 <text:s text:c="2"/>I <text:s/>53 <text:s text:c="2"/>S <text:s/>4F <text:s text:c="2"/>O <text:s/>2C <text:s text:c="2"/>, <text:s/>20 <text:s text:c="5"/>4D <text:s text:c="2"/>M <text:s/>44 <text:s text:c="2"/>D</text:p>
      <text:p text:style-name="P2"><text:span text:style-name="T3">0058 <text:s text:c="3"/>59 <text:s text:c="2"/>Y <text:s/>00</text:span> <text:span text:style-name="T1"><text:s text:c="5"/>53 <text:s text:c="2"/>S <text:s/>00 <text:s text:c="5"/>00 <text:s text:c="5"/>00 <text:s text:c="5"/>19 <text:s text:c="5"/>69 <text:s text:c="2"/>i</text:span></text:p>
      <text:p text:style-name="P6">0060 <text:s text:c="3"/>6E <text:s text:c="2"/>n <text:s/>74 <text:s text:c="2"/>t <text:s/>65 <text:s text:c="2"/>e <text:s/>67 <text:s text:c="2"/>g <text:s/>65 <text:s text:c="2"/>e <text:s/>72 <text:s text:c="2"/>r <text:s/>5F <text:s text:c="2"/>_ <text:s/>64 <text:s text:c="2"/>d</text:p>
      <text:p text:style-name="P6">0068 <text:s text:c="3"/>61 <text:s text:c="2"/>a <text:s/>74 <text:s text:c="2"/>t <text:s/>65 <text:s text:c="2"/>e <text:s/>74 <text:s text:c="2"/>t <text:s/>69 <text:s text:c="2"/>i <text:s/>6D <text:s text:c="2"/>m <text:s/>65 <text:s text:c="2"/>e <text:s/>73 <text:s text:c="2"/>s</text:p>
      <text:p text:style-name="P2"><text:span text:style-name="T1">0070 <text:s text:c="3"/>00 <text:s text:c="5"/>6F <text:s text:c="2"/>o <text:s/>6E <text:s text:c="2"/>n <text:s/>00 <text:s text:c="5"/>53 <text:s text:c="2"/></text:span><text:span text:style-name="T3">S <text:s/>00 <text:s text:c="5"/>00 <text:s text:c="5"/>00</text:span></text:p>
      <text:p text:style-name="P4">0078 <text:s text:c="3"/>1B <text:s text:c="5"/>49 <text:s text:c="2"/>I <text:s/>6E <text:s text:c="2"/>n <text:s/>74 <text:s text:c="2"/>t <text:s/>65 <text:s text:c="2"/>e <text:s/>72 <text:s text:c="2"/>r <text:s/>76 <text:s text:c="2"/>v <text:s/>61 <text:s text:c="2"/>a</text:p>
      <text:p text:style-name="P4">0080 <text:s text:c="3"/>6C <text:s text:c="2"/>l <text:s/>53 <text:s text:c="2"/>S <text:s/>74 <text:s text:c="2"/>t <text:s/>79 <text:s text:c="2"/>y <text:s/>6C <text:s text:c="2"/>l <text:s/>65 <text:s text:c="2"/>e <text:s/>00 <text:s text:c="5"/>70 <text:s text:c="2"/>p</text:p>
      <text:p text:style-name="P4">0088 <text:s text:c="3"/>6F <text:s text:c="2"/>o <text:s/>73 <text:s text:c="2"/>s <text:s/>74 <text:s text:c="2"/>t <text:s/>67 <text:s text:c="2"/>g <text:s/>72 <text:s text:c="2"/>r <text:s/>65 <text:s text:c="2"/>e <text:s/>73 <text:s text:c="2"/>s <text:s/>00</text:p>
      <text:p text:style-name="P6">0090 <text:s text:c="3"/>53 <text:s text:c="2"/>S <text:s/>00 <text:s text:c="5"/>00 <text:s text:c="5"/>00 <text:s text:c="5"/>14 <text:s text:c="5"/>69 <text:s text:c="2"/>i <text:s/>73 <text:s text:c="2"/>s <text:s/>5F <text:s text:c="2"/>_</text:p>
      <text:p text:style-name="P6">0098 <text:s text:c="3"/>73 <text:s text:c="2"/>s <text:s/>75 <text:s text:c="2"/>u <text:s/>70 <text:s text:c="2"/>p <text:s/>65 <text:s text:c="2"/>e <text:s/>72 <text:s text:c="2"/>r <text:s/>75 <text:s text:c="2"/>u <text:s/>73 <text:s text:c="2"/>s <text:s/>65 <text:s text:c="2"/>e</text:p>
      <text:p text:style-name="P2"><text:span text:style-name="T1">00A0 <text:s text:c="3"/>72 <text:s text:c="2"/>r <text:s/>00 <text:s text:c="5"/>6F <text:s text:c="2"/>o <text:s/>6E <text:s text:c="2"/>n <text:s/>00 </text:span><text:s text:c="4"/><text:span text:style-name="T3"><text:s/>53 <text:s text:c="2"/>S <text:s/>00 <text:s text:c="5"/>00</text:span></text:p>
      <text:p text:style-name="P4">00A8 <text:s text:c="3"/>00 <text:s text:c="5"/>19 <text:s text:c="5"/>73 <text:s text:c="2"/>s <text:s/>65 <text:s text:c="2"/>e <text:s/>72 <text:s text:c="2"/>r <text:s/>76 <text:s text:c="2"/>v <text:s/>65 <text:s text:c="2"/>e <text:s/>72 <text:s text:c="2"/>r</text:p>
      <text:p text:style-name="P4">00B0 <text:s text:c="3"/>5F <text:s text:c="2"/>_ <text:s/>65 <text:s text:c="2"/>e <text:s/>6E <text:s text:c="2"/>n <text:s/>63 <text:s text:c="2"/>c <text:s/>6F <text:s text:c="2"/>o <text:s/>64 <text:s text:c="2"/>d <text:s/>69 <text:s text:c="2"/>i <text:s/>6E <text:s text:c="2"/>n</text:p>
      <text:p text:style-name="P2"><text:span text:style-name="T3">00B8 <text:s text:c="3"/>67 <text:s text:c="2"/>g <text:s/>00 <text:s text:c="5"/>55 <text:s text:c="2"/>U <text:s/>54 <text:s text:c="2"/>T <text:s/>46 <text:s text:c="2"/>F <text:s/>38 <text:s text:c="2"/>8 <text:s/>00 <text:s/></text:span><text:s text:c="2"/><text:span text:style-name="T1"><text:s text:c="2"/>53 <text:s text:c="2"/>S</text:span></text:p>
      <text:p text:style-name="P6">00C0 <text:s text:c="3"/>00 <text:s text:c="5"/>00 <text:s text:c="5"/>00 <text:s text:c="5"/>19 <text:s text:c="5"/>73 <text:s text:c="2"/>s <text:s/>65 <text:s text:c="2"/>e <text:s/>72 <text:s text:c="2"/>r <text:s/>76 <text:s text:c="2"/>v</text:p>
      <text:p text:style-name="P6">00C8 <text:s text:c="3"/>65 <text:s text:c="2"/>e <text:s/>72 <text:s text:c="2"/>r <text:s/>5F <text:s text:c="2"/>_ <text:s/>76 <text:s text:c="2"/>v <text:s/>65 <text:s text:c="2"/>e <text:s/>72 <text:s text:c="2"/>r <text:s/>73 <text:s text:c="2"/>s <text:s/>69 <text:s text:c="2"/>i</text:p>
      <text:p text:style-name="P6">00D0 <text:s text:c="3"/>6F <text:s text:c="2"/>o <text:s/>6E <text:s text:c="2"/>n <text:s/>00 <text:s text:c="5"/>31 <text:s text:c="2"/>1 <text:s/>31 <text:s text:c="2"/>1 <text:s/>2E <text:s text:c="2"/>. <text:s/>31 <text:s text:c="2"/>1 <text:s/>32 <text:s text:c="2"/>2</text:p>
      <text:p text:style-name="P2"><text:span text:style-name="T1">00D8 <text:s text:c="3"/>00 <text:s/></text:span><text:s/><text:span text:style-name="T3"><text:s text:c="3"/>53 <text:s text:c="2"/>S <text:s/>00 <text:s text:c="5"/>00 <text:s text:c="5"/>00 <text:s text:c="5"/>20 <text:s text:c="5"/>73 <text:s text:c="2"/>s <text:s/>65 <text:s text:c="2"/>e</text:span></text:p>
      <text:p text:style-name="P4">00E0 <text:s text:c="3"/>73 <text:s text:c="2"/>s <text:s/>73 <text:s text:c="2"/>s <text:s/>69 <text:s text:c="2"/>i <text:s/>6F <text:s text:c="2"/>o <text:s/>6E <text:s text:c="2"/>n <text:s/>5F <text:s text:c="2"/>_ <text:s/>61 <text:s text:c="2"/>a <text:s/>75 <text:s text:c="2"/>u</text:p>
      <text:p text:style-name="P4">00E8 <text:s text:c="3"/>74 <text:s text:c="2"/>t <text:s/>68 <text:s text:c="2"/>h <text:s/>6F <text:s text:c="2"/>o <text:s/>72 <text:s text:c="2"/>r <text:s/>69 <text:s text:c="2"/>i <text:s/>7A <text:s text:c="2"/>z <text:s/>61 <text:s text:c="2"/>a <text:s/>74 <text:s text:c="2"/>t</text:p>
      <text:p text:style-name="P4">00F0 <text:s text:c="3"/>69 <text:s text:c="2"/>i <text:s/>6F <text:s text:c="2"/>o <text:s/>6E <text:s text:c="2"/>n <text:s/>00 <text:s text:c="5"/>65 <text:s text:c="2"/>e <text:s/>73 <text:s text:c="2"/>s <text:s/>70 <text:s text:c="2"/>p <text:s/>33 <text:s text:c="2"/>3</text:p>
      <text:p text:style-name="P2"><text:span text:style-name="T3">00F8 <text:s text:c="3"/>32 <text:s text:c="2"/>2 <text:s/>00 <text:s text:c="2"/></text:span><text:s/><text:span text:style-name="T1"><text:s text:c="2"/>53 <text:s text:c="2"/>S <text:s/>00 <text:s text:c="5"/>00 <text:s text:c="5"/>00 <text:s text:c="5"/>23 <text:s text:c="2"/># <text:s/>73 <text:s text:c="2"/>s</text:span></text:p>
      <text:p text:style-name="P6">0100 <text:s text:c="3"/>74 <text:s text:c="2"/>t <text:s/>61 <text:s text:c="2"/>a <text:s/>6E <text:s text:c="2"/>n <text:s/>64 <text:s text:c="2"/>d <text:s/>61 <text:s text:c="2"/>a <text:s/>72 <text:s text:c="2"/>r <text:s/>64 <text:s text:c="2"/>d <text:s/>5F <text:s text:c="2"/>_</text:p>
      <text:p text:style-name="P6">0108 <text:s text:c="3"/>63 <text:s text:c="2"/>c <text:s/>6F <text:s text:c="2"/>o <text:s/>6E <text:s text:c="2"/>n <text:s/>66 <text:s text:c="2"/>f <text:s/>6F <text:s text:c="2"/>o <text:s/>72 <text:s text:c="2"/>r <text:s/>6D <text:s text:c="2"/>m <text:s/>69 <text:s text:c="2"/>i</text:p>
      <text:p text:style-name="P6">0110 <text:s text:c="3"/>6E <text:s text:c="2"/>n <text:s/>67 <text:s text:c="2"/>g <text:s/>5F <text:s text:c="2"/>_ <text:s/>73 <text:s text:c="2"/>s <text:s/>74 <text:s text:c="2"/>t <text:s/>72 <text:s text:c="2"/>r <text:s/>69 <text:s text:c="2"/>i <text:s/>6E <text:s text:c="2"/>n</text:p>
      <text:p text:style-name="P2"><text:span text:style-name="T1">0118 <text:s text:c="3"/>67 <text:s text:c="2"/>g <text:s/>73 <text:s text:c="2"/>s <text:s/>00 <text:s text:c="5"/>6F <text:s text:c="2"/>o <text:s/>6E <text:s text:c="2"/>n <text:s/>00 <text:s text:c="2"/></text:span><text:span text:style-name="T3"><text:s text:c="3"/>53 <text:s text:c="2"/>S <text:s/>00</text:span></text:p>
      <text:p text:style-name="P4">0120 <text:s text:c="3"/>00 <text:s text:c="5"/>00 <text:s text:c="5"/>1B <text:s text:c="5"/>54 <text:s text:c="2"/>T <text:s/>69 <text:s text:c="2"/>i <text:s/>6D <text:s text:c="2"/>m <text:s/>65 <text:s text:c="2"/>e <text:s/>5A <text:s text:c="2"/>Z</text:p>
      <text:p text:style-name="P4">0128 <text:s text:c="3"/>6F <text:s text:c="2"/>o <text:s/>6E <text:s text:c="2"/>n <text:s/>65 <text:s text:c="2"/>e <text:s/>00 <text:s text:c="5"/>45 <text:s text:c="2"/>E <text:s/>75 <text:s text:c="2"/>u <text:s/>72 <text:s text:c="2"/>r <text:s/>6F <text:s text:c="2"/>o</text:p>
      <text:p text:style-name="P4">0130 <text:s text:c="3"/>70 <text:s text:c="2"/>p <text:s/>65 <text:s text:c="2"/>e <text:s/>2F <text:s text:c="2"/>/ <text:s/>42 <text:s text:c="2"/>B <text:s/>65 <text:s text:c="2"/>e <text:s/>72 <text:s text:c="2"/>r <text:s/>6C <text:s text:c="2"/>l <text:s/>69 <text:s text:c="2"/>i</text:p>
      <text:p text:style-name="P1"><text:span text:style-name="T6">0138 <text:s text:c="3"/>6E <text:s text:c="2"/>n <text:s/>00 <text:s text:c="2"/></text:span><text:span text:style-name="T10"><text:s text:c="3"/>4B <text:s text:c="2"/>K <text:s/>00 <text:s text:c="5"/>00 <text:s text:c="5"/>00 <text:s text:c="5"/>0C <text:s text:c="5"/>00</text:span></text:p>
      <text:p text:style-name="P1"><text:span text:style-name="T10">0140 <text:s text:c="3"/>00 <text:s text:c="5"/>93 <text:s text:c="2"/>� <text:s/>2B <text:s text:c="2"/>+ <text:s/>83 <text:s text:c="2"/>� <text:s/>82 <text:s text:c="2"/>� <text:s/>EE <text:s text:c="2"/>� <text:s/>6E <text:s text:c="2"/>n </text:span><text:span text:style-name="T11"><text:s/>5A <text:s text:c="2"/>Z</text:span></text:p>
      <text:p text:style-name="P1"><text:span text:style-name="T11">0148 <text:s text:c="3"/>00 <text:s text:c="5"/>00 <text:s text:c="5"/>00 <text:s text:c="5"/>05 <text:s text:c="3"/></text:span><text:s/><text:span text:style-name="T11"><text:s/>49 <text:s text:c="2"/>I</text:span><text:span text:style-name="T12"> <text:s/>54 <text:s text:c="2"/>T <text:s/>00 <text:s text:c="5"/>00</text:span></text:p>
      <text:p text:style-name="P7">0150 <text:s text:c="3"/>00 <text:s text:c="5"/>1C <text:s text:c="5"/>00 <text:s text:c="5"/>01 <text:s text:c="5"/>6E <text:s text:c="2"/>n <text:s/>6F <text:s text:c="2"/>o <text:s/>77 <text:s text:c="2"/>w <text:s/>00</text:p>
      <text:p text:style-name="P7">0158 <text:s text:c="3"/>00 <text:s text:c="5"/>00 <text:s text:c="5"/>00 <text:s text:c="5"/>00 <text:s text:c="5"/>00 <text:s text:c="5"/>00 <text:s text:c="5"/>00 <text:s text:c="5"/>00</text:p>
      <text:p text:style-name="P7">0160 <text:s text:c="3"/>04 <text:s text:c="5"/>A0 <text:s text:c="2"/>� <text:s/>00 <text:s text:c="5"/>08 <text:s text:c="5"/>FF <text:s text:c="2"/>� <text:s/>FF <text:s text:c="2"/>� <text:s/>FF <text:s text:c="2"/>� <text:s/>FF <text:s text:c="2"/>�</text:p>
      <text:p text:style-name="P1"><text:span text:style-name="T12">0168 <text:s text:c="3"/>00 <text:s text:c="5"/>00 <text:s text:c="2"/></text:span><text:s text:c="3"/>4<text:span text:style-name="T13">4 <text:s text:c="2"/>D <text:s/>00 <text:s text:c="5"/>00 <text:s text:c="5"/>00 <text:s text:c="5"/>26 <text:s text:c="2"/>&amp; <text:s/>00</text:span></text:p>
      <text:p text:style-name="P8">0170 <text:s text:c="3"/>01 <text:s text:c="5"/>00 <text:s text:c="5"/>00 <text:s text:c="5"/>00 <text:s text:c="5"/>1C <text:s text:c="5"/>32 <text:s text:c="2"/>2 <text:s/>30 <text:s text:c="2"/>0 <text:s/>32 <text:s text:c="2"/>2</text:p>
      <text:p text:style-name="P8">0178 <text:s text:c="3"/>31 <text:s text:c="2"/>1 <text:s/>2D <text:s text:c="2"/>- <text:s/>30 <text:s text:c="2"/>0 <text:s/>37 <text:s text:c="2"/>7 <text:s/>2D <text:s text:c="2"/>- <text:s/>30 <text:s text:c="2"/>0 <text:s/>39 <text:s text:c="2"/>9 <text:s/>20</text:p>
      <text:p text:style-name="P8">0180 <text:s text:c="3"/>31 <text:s text:c="2"/>1 <text:s/>32 <text:s text:c="2"/>2 <text:s/>3A <text:s text:c="2"/>: <text:s/>31 <text:s text:c="2"/>1 <text:s/>32 <text:s text:c="2"/>2 <text:s/>3A <text:s text:c="2"/>: <text:s/>34 <text:s text:c="2"/>4 <text:s/>34 <text:s text:c="2"/>4</text:p>
      <text:p text:style-name="P8">0188 <text:s text:c="3"/>2E <text:s text:c="2"/>. <text:s/>34 <text:s text:c="2"/>4 <text:s/>32 <text:s text:c="2"/>2 <text:s/>31 <text:s text:c="2"/>1 <text:s/>38 <text:s text:c="2"/>8 <text:s/>38 <text:s text:c="2"/>8 <text:s/>2B <text:s text:c="2"/>+ <text:s/>30 <text:s text:c="2"/>0</text:p>
      <text:p text:style-name="P1"><text:span text:style-name="T13">0190 <text:s text:c="3"/>32 <text:s text:c="2"/>2 </text:span><text:s/>43 <text:s/><text:span text:style-name="T3"><text:s/>C <text:s/>00 <text:s text:c="5"/>00 <text:s text:c="5"/>00 <text:s text:c="5"/>0D <text:s text:c="5"/>53 <text:s text:c="2"/>S <text:s/>45 <text:s text:c="2"/>E</text:span></text:p>
      <text:p text:style-name="P3">0198 <text:s text:c="3"/>4C <text:s text:c="2"/>L <text:s/>45 <text:s text:c="2"/>E <text:s/>43 <text:s text:c="2"/>C <text:s/>54 <text:s text:c="2"/>T <text:s/>20 <text:s text:c="5"/>31 <text:s text:c="2"/>1 <text:s/>00 <text:s text:c="5"/><text:span text:style-name="T1">5A <text:s text:c="2"/>Z</text:span></text:p>
      <text:p text:style-name="P5">01A0 <text:s text:c="3"/>00 <text:s text:c="5"/>00 <text:s text:c="5"/>00 <text:s text:c="5"/>05 <text:s text:c="5"/>49 <text:s text:c="2"/>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14:53:27.619353042</meta:creation-date>
    <dc:date>2021-07-09T18:10:48.882681248</dc:date>
    <meta:editing-duration>PT2H45M1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3" meta:word-count="771" meta:character-count="3638" meta:non-whitespace-character-count="1351"/>
  </office:meta>
</office:document-meta>
</file>